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3000000030801F7C20BD010B1C.png" manifest:media-type="image/png"/>
  <manifest:file-entry manifest:full-path="Pictures/100000010000003000000030C69C7D8C0F1EF6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Standard">
      <style:text-properties officeooo:paragraph-rsid="004f48b3"/>
    </style:style>
    <style:style style:name="P2" style:family="paragraph" style:parent-style-name="Text_20_body">
      <style:text-properties officeooo:rsid="0050cfd2" officeooo:paragraph-rsid="0050cfd2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7b9c7f" officeooo:paragraph-rsid="007b9c7f" style:font-weight-asian="bold" style:font-weight-complex="bold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0" style:family="paragraph" style:parent-style-name="Text_20_body" style:list-style-name="L1">
      <style:text-properties officeooo:rsid="007adf72" officeooo:paragraph-rsid="007adf72"/>
    </style:style>
    <style:style style:name="P11" style:family="paragraph" style:parent-style-name="Text_20_body">
      <style:text-properties style:text-position="0% 100%" officeooo:rsid="007a2dda" officeooo:paragraph-rsid="007a2d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7adf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a1" table:style-name="Tabla1">
        <table:table-column table:style-name="Tabla1.A"/>
        <table:table-column table:style-name="Tabla1.B"/>
        <table:table-row table:style-name="TableLine5799175136"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5"><text:span text:style-name="T2">Nome</text:span><text:span text:style-name="T1">: </text:span></text:p>
          </table:table-cell>
        </table:table-row>
      </table:table>
      <text:p text:style-name="Standard"/>
      <text:p text:style-name="P7">Chips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1313849152">
          <table:table-cell table:style-name="Tabla4.A1" office:value-type="string">
            <text:p text:style-name="P4"><draw:frame draw:style-name="fr1" draw:name="Imagen8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2">1. <text:span text:style-name="T3">Indica como se chama o chip das placas base que se encarga da comunicación cos periféricos</text:span></text:p>
            <text:list xml:id="list3492746537" text:style-name="L1">
              <text:list-item>
                <text:p text:style-name="P10">BIOS</text:p>
              </text:list-item>
              <text:list-item>
                <text:p text:style-name="P10">CMOS</text:p>
              </text:list-item>
              <text:list-item>
                <text:p text:style-name="P10">CPU</text:p>
              </text:list-item>
              <text:list-item>
                <text:p text:style-name="P10">North bridge</text:p>
              </text:list-item>
              <text:list-item>
                <text:p text:style-name="P10">South bridge</text:p>
              </text:list-item>
            </text:list>
          </table:table-cell>
        </table:table-row>
        <table:table-row table:style-name="TableLine11313304832">
          <table:table-cell table:style-name="Tabla4.A2" table:number-columns-spanned="2" office:value-type="string">
            <text:p text:style-name="P6">Resposta</text:p>
          </table:table-cell>
          <table:covered-table-cell/>
        </table:table-row>
        <table:table-row table:style-name="TableLine11313523952">
          <table:table-cell table:style-name="Tabla4.A3" table:number-columns-spanned="2" office:value-type="string">
            <text:p text:style-name="P11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1-11-17T23:56:44.727649700</dc:date>
    <meta:editing-duration>PT9H31M29S</meta:editing-duration>
    <meta:editing-cycles>168</meta:editing-cycles>
    <meta:generator>LibreOffice_Vanilla/7.2.0.4$MacOSX_AARCH64 LibreOffice_project/9a9c6381e3f7a62afc1329bd359cc48accb6435b</meta:generator>
    <meta:document-statistic meta:table-count="2" meta:image-count="2" meta:object-count="0" meta:page-count="1" meta:paragraph-count="13" meta:word-count="33" meta:character-count="155" meta:non-whitespace-character-count="134"/>
  </office:meta>
</office:document-meta>
</file>